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va Prática de Desenvolvimento Web - Blog</text:span></text:p>
      <text:p text:style-name="Horizontal_20_Line"/>
      <text:p text:style-name="Text_20_body"><text:span text:style-name="Strong_20_Emphasis">Regras de Negócio</text:span></text:p>
      <text:list xml:id="list3365426845" text:style-name="L1">
        <text:list-item>
          <text:p text:style-name="P1"><text:span text:style-name="Strong_20_Emphasis">Componente Perfil do Usuário</text:span></text:p>
          <text:list>
            <text:list-item>
              <text:p text:style-name="P2">O <text:span text:style-name="Strong_20_Emphasis">perfil do usuário</text:span> deve ser exibido na página principal do blog, contendo:</text:p>
              <text:list>
                <text:list-item>
                  <text:p text:style-name="P2">A <text:span text:style-name="Strong_20_Emphasis">imagem de perfil</text:span> do usuário logado.</text:p>
                </text:list-item>
                <text:list-item>
                  <text:p text:style-name="P2">O <text:span text:style-name="Strong_20_Emphasis">nome</text:span> do usuário logado.</text:p>
                </text:list-item>
                <text:list-item>
                  <text:p text:style-name="P2">O <text:span text:style-name="Strong_20_Emphasis">número total de likes</text:span> que o usuário deu nas postagens do blog.</text:p>
                </text:list-item>
                <text:list-item>
                  <text:p text:style-name="P2">O <text:span text:style-name="Strong_20_Emphasis">número total de deslikes</text:span> que o usuário deu nas postagens.</text:p>
                </text:list-item>
              </text:list>
            </text:list-item>
            <text:list-item>
              <text:p text:style-name="P2">Todas essas informações (imagem, likes e deslikes) devem ser carregadas a partir do banco de dados.</text:p>
            </text:list-item>
          </text:list>
        </text:list-item>
        <text:list-item>
          <text:p text:style-name="P1"><text:span text:style-name="Strong_20_Emphasis">Componente Principal (Postagens)</text:span></text:p>
          <text:list>
            <text:list-item>
              <text:p text:style-name="P2">O componente principal deve exibir as <text:span text:style-name="Strong_20_Emphasis">postagens mais recentes</text:span> do blog, mostrando:</text:p>
              <text:list>
                <text:list-item>
                  <text:p text:style-name="P2">Título da postagem.</text:p>
                </text:list-item>
                <text:list-item>
                  <text:p text:style-name="P2">Conteúdo ou trecho do conteúdo da postagem.</text:p>
                </text:list-item>
                <text:list-item>
                  <text:p text:style-name="P2"><text:span text:style-name="Strong_20_Emphasis">Autor</text:span> da postagem.</text:p>
                </text:list-item>
                <text:list-item>
                  <text:p text:style-name="P2">Quantidade de <text:span text:style-name="Strong_20_Emphasis">likes</text:span> e <text:span text:style-name="Strong_20_Emphasis">deslikes</text:span> que cada postagem recebeu, carregados diretamente do banco de dados.</text:p>
                </text:list-item>
              </text:list>
            </text:list-item>
            <text:list-item>
              <text:p text:style-name="P2">Ao interagir com as postagens, as informações de likes e deslikes devem ser atualizadas dinamicamente.</text:p>
            </text:list-item>
          </text:list>
        </text:list-item>
        <text:list-item>
          <text:p text:style-name="P1"><text:span text:style-name="Strong_20_Emphasis">Interação com Likes nas Postagens</text:span></text:p>
          <text:list>
            <text:list-item>
              <text:p text:style-name="P2">Ao clicar no ícone de <text:span text:style-name="Strong_20_Emphasis">like</text:span> em uma postagem:</text:p>
              <text:list>
                <text:list-item>
                  <text:p text:style-name="P2">O número de likes deve ser <text:span text:style-name="Strong_20_Emphasis">incrementado em 1</text:span>.</text:p>
                </text:list-item>
                <text:list-item>
                  <text:p text:style-name="P2">O ícone de like ("flecha_cima_cheia.svg") deve mudar para a cor <text:span text:style-name="Strong_20_Emphasis">#FF0000</text:span>.</text:p>
                </text:list-item>
                <text:list-item>
                  <text:p text:style-name="P2">O usuário só pode dar <text:span text:style-name="Strong_20_Emphasis">1 like por postagem</text:span>.</text:p>
                </text:list-item>
              </text:list>
            </text:list-item>
            <text:list-item>
              <text:p text:style-name="P2">Se o usuário clicar novamente no ícone de like, o número de likes deve ser <text:span text:style-name="Strong_20_Emphasis">decrementado em 1</text:span>, e o ícone deve voltar para a cor <text:span text:style-name="Strong_20_Emphasis">#FFFFFF</text:span>.</text:p>
            </text:list-item>
            <text:list-item>
              <text:p text:style-name="P2">O número de likes atualizado deve ser <text:span text:style-name="Strong_20_Emphasis">persistido no banco de dados</text:span>.</text:p>
            </text:list-item>
          </text:list>
        </text:list-item>
        <text:list-item>
          <text:p text:style-name="P1"><text:span text:style-name="Strong_20_Emphasis">Interação com Deslikes nas Postagens</text:span></text:p>
          <text:list>
            <text:list-item>
              <text:p text:style-name="P2">Ao clicar no ícone de <text:span text:style-name="Strong_20_Emphasis">deslike</text:span> em uma postagem:</text:p>
              <text:list>
                <text:list-item>
                  <text:p text:style-name="P2">O número de deslikes deve ser <text:span text:style-name="Strong_20_Emphasis">incrementado em 1</text:span>.</text:p>
                </text:list-item>
                <text:list-item>
                  <text:p text:style-name="P2">O ícone de deslike ("flecha_baixo_cheia.svg") deve mudar para a cor <text:span text:style-name="Strong_20_Emphasis">#FF0000</text:span>.</text:p>
                </text:list-item>
                <text:list-item>
                  <text:p text:style-name="P2">O usuário só pode dar <text:span text:style-name="Strong_20_Emphasis">1 deslike por postagem</text:span>.</text:p>
                </text:list-item>
              </text:list>
            </text:list-item>
            <text:list-item>
              <text:p text:style-name="P2">Se o usuário clicar novamente no ícone de deslike, o número de deslikes deve ser <text:span text:style-name="Strong_20_Emphasis">decrementado em 1</text:span>, e o ícone deve voltar para a cor <text:span text:style-name="Strong_20_Emphasis">#FFFFFF</text:span>.</text:p>
            </text:list-item>
            <text:list-item>
              <text:p text:style-name="P2">O número de deslikes atualizado deve ser <text:span text:style-name="Strong_20_Emphasis">persistido no banco de dados</text:span>.</text:p>
            </text:list-item>
          </text:list>
        </text:list-item>
        <text:list-item>
          <text:p text:style-name="P1"><text:span text:style-name="Strong_20_Emphasis">Limitação de Interação</text:span></text:p>
          <text:list>
            <text:list-item>
              <text:p text:style-name="P2">O usuário <text:span text:style-name="Strong_20_Emphasis">só pode dar like ou deslike</text:span>, não ambos, em uma mesma postagem.</text:p>
            </text:list-item>
          </text:list>
        </text:list-item>
        <text:list-item>
          <text:p text:style-name="P1"><text:span text:style-name="Strong_20_Emphasis">Login e Logout</text:span></text:p>
          <text:list>
            <text:list-item>
              <text:p text:style-name="P2">O botão de login deve ser atualizado para "Sair" quando o usuário estiver logado no blog.</text:p>
            </text:list-item>
            <text:list-item>
              <text:p text:style-name="P1"><text:soft-page-break/>Ao clicar em "Sair", o blog deve retornar ao <text:span text:style-name="Strong_20_Emphasis">estado inicial</text:span>, exibindo apenas as postagens públicas e removendo as interações do usuário.</text:p>
            </text:list-item>
          </text:list>
        </text:list-item>
      </text:list>
      <text:p text:style-name="Horizontal_20_Line"/>
      <text:p text:style-name="Text_20_body"><text:span text:style-name="Strong_20_Emphasis">Componente de Comentários nas Postagens</text:span></text:p>
      <text:list xml:id="list4290022029" text:style-name="L2">
        <text:list-item>
          <text:p text:style-name="P3"><text:span text:style-name="Strong_20_Emphasis">Abrir Componente de Comentário</text:span></text:p>
          <text:list>
            <text:list-item>
              <text:p text:style-name="P4">Quando o usuário logado clicar no ícone "chat.svg" em qualquer postagem, um componente de comentário deve ser exibido.</text:p>
            </text:list-item>
            <text:list-item>
              <text:p text:style-name="P4">O componente deve incluir:</text:p>
              <text:list>
                <text:list-item>
                  <text:p text:style-name="P4">O <text:span text:style-name="Strong_20_Emphasis">nome do usuário logado</text:span>.</text:p>
                </text:list-item>
                <text:list-item>
                  <text:p text:style-name="P4">Um campo de texto onde o usuário pode <text:span text:style-name="Strong_20_Emphasis">escrever um comentário</text:span>.</text:p>
                </text:list-item>
              </text:list>
            </text:list-item>
            <text:list-item>
              <text:p text:style-name="P4">O campo de texto e o botão "Comentar" ficam <text:span text:style-name="Strong_20_Emphasis">desabilitados</text:span> até que o usuário digite algo no campo.</text:p>
            </text:list-item>
          </text:list>
        </text:list-item>
        <text:list-item>
          <text:p text:style-name="P3"><text:span text:style-name="Strong_20_Emphasis">Envio de Comentários</text:span></text:p>
          <text:list>
            <text:list-item>
              <text:p text:style-name="P4">Quando o campo de texto estiver preenchido, o botão "Comentar" será habilitado.</text:p>
            </text:list-item>
            <text:list-item>
              <text:p text:style-name="P4">O botão "Comentar" deve ter:</text:p>
              <text:list>
                <text:list-item>
                  <text:p text:style-name="P4">Cor de fundo <text:span text:style-name="Strong_20_Emphasis">#D97014</text:span> e texto <text:span text:style-name="Strong_20_Emphasis">#FFFFFF</text:span>.</text:p>
                </text:list-item>
                <text:list-item>
                  <text:p text:style-name="P4">Alinhamento à direita.</text:p>
                </text:list-item>
              </text:list>
            </text:list-item>
            <text:list-item>
              <text:p text:style-name="P4">Ao clicar em "Comentar", o comentário será <text:span text:style-name="Strong_20_Emphasis">salvo no banco de dados</text:span> e exibido na postagem correspondente.</text:p>
            </text:list-item>
            <text:list-item>
              <text:p text:style-name="P4">O número de comentários da postagem deve ser <text:span text:style-name="Strong_20_Emphasis">incrementado em 1</text:span> após o envio de um novo comentário.</text:p>
            </text:list-item>
          </text:list>
        </text:list-item>
        <text:list-item>
          <text:p text:style-name="P3"><text:span text:style-name="Strong_20_Emphasis">Edição de Comentários</text:span></text:p>
          <text:list>
            <text:list-item>
              <text:p text:style-name="P4">Se o usuário quiser <text:span text:style-name="Strong_20_Emphasis">editar seu comentário</text:span>, ele deve clicar no ícone "lapis_editar.svg".</text:p>
            </text:list-item>
            <text:list-item>
              <text:p text:style-name="P4">Ao clicar, o campo de texto do comentário será habilitado para edição, e um botão "Atualizar" aparecerá no canto inferior direito.</text:p>
            </text:list-item>
            <text:list-item>
              <text:p text:style-name="P4">O botão "Atualizar" também terá:</text:p>
              <text:list>
                <text:list-item>
                  <text:p text:style-name="P4">Cor de fundo <text:span text:style-name="Strong_20_Emphasis">#D97014</text:span> e texto <text:span text:style-name="Strong_20_Emphasis">#FFFFFF</text:span>.</text:p>
                </text:list-item>
              </text:list>
            </text:list-item>
            <text:list-item>
              <text:p text:style-name="P4">Ao clicar em "Atualizar", a nova versão do comentário será <text:span text:style-name="Strong_20_Emphasis">persistida no banco de dados</text:span>.</text:p>
            </text:list-item>
          </text:list>
        </text:list-item>
        <text:list-item>
          <text:p text:style-name="P3"><text:span text:style-name="Strong_20_Emphasis">Exclusão de Comentários</text:span></text:p>
          <text:list>
            <text:list-item>
              <text:p text:style-name="P4">O usuário pode excluir seu comentário clicando no ícone "lixeira_deletar.svg".</text:p>
            </text:list-item>
            <text:list-item>
              <text:p text:style-name="P4">Um <text:span text:style-name="Strong_20_Emphasis">popup/modal de confirmação</text:span> será exibido, perguntando se o usuário deseja realmente excluir o comentário.</text:p>
              <text:list>
                <text:list-item>
                  <text:p text:style-name="P4">O popup deve conter botões de "Sim" e "Não".</text:p>
                </text:list-item>
              </text:list>
            </text:list-item>
            <text:list-item>
              <text:p text:style-name="P4">Se o usuário clicar em "Sim", o comentário será <text:span text:style-name="Strong_20_Emphasis">removido</text:span> e essa exclusão será persistida no banco de dados.</text:p>
            </text:list-item>
            <text:list-item>
              <text:p text:style-name="P3">Se o usuário clicar em "Não", o popup será fechado sem excluir o comentário.</text:p>
            </text:list-item>
          </text:list>
        </text:list-item>
      </text:list>
      <text:p text:style-name="Horizontal_20_Line"/>
      <text:p text:style-name="Text_20_body"><text:span text:style-name="Strong_20_Emphasis">Entrega</text:span></text:p>
      <text:p text:style-name="Text_20_body"><text:soft-page-break/>Ao final da prova, o aluno deverá entregar os seguintes itens em uma pasta com seu nome, seguindo os exemplos de nomenclatura abaixo:</text:p>
      <text:list xml:id="list1972540603" text:style-name="L3">
        <text:list-item>
          <text:p text:style-name="P5">Um arquivo <text:span text:style-name="Strong_20_Emphasis">.pdf</text:span> contendo o <text:span text:style-name="Strong_20_Emphasis">diagrama entidade-relacionamento (DER)</text:span> do sistema de blog.</text:p>
          <text:list>
            <text:list-item>
              <text:p text:style-name="P6">Exemplo: <text:span text:style-name="Strong_20_Emphasis">NomeSobrenome_DER.pdf</text:span>.</text:p>
            </text:list-item>
          </text:list>
        </text:list-item>
        <text:list-item>
          <text:p text:style-name="P5">Um arquivo <text:span text:style-name="Strong_20_Emphasis">.SQL</text:span> com o banco de dados criado.</text:p>
          <text:list>
            <text:list-item>
              <text:p text:style-name="P6">Exemplo: <text:span text:style-name="Strong_20_Emphasis">NomeSobrenome_Banco.sql</text:span>.</text:p>
            </text:list-item>
          </text:list>
        </text:list-item>
        <text:list-item>
          <text:p text:style-name="P5">Os arquivos do <text:span text:style-name="Strong_20_Emphasis">código fonte</text:span> do sistema de blog, separados por frontend e backend.</text:p>
          <text:list>
            <text:list-item>
              <text:p text:style-name="P5">Exemplo: <text:span text:style-name="Strong_20_Emphasis">NomeSobrenome_Front</text:span>, <text:span text:style-name="Strong_20_Emphasis">NomeSobrenome_Back</text:span>.</text:p>
            </text:list-item>
          </text:list>
        </text:list-item>
      </text:list>
      <text:p text:style-name="Horizontal_20_Line"/>
      <text:p text:style-name="Text_20_body"><text:span text:style-name="Strong_20_Emphasis">Orientações de Estilo</text:span></text:p>
      <text:list xml:id="list335014605" text:style-name="L4">
        <text:list-item>
          <text:p text:style-name="P8">Utilize a fonte <text:span text:style-name="Strong_20_Emphasis">Inter</text:span> para todos os textos do sistema de blog.</text:p>
        </text:list-item>
        <text:list-item>
          <text:p text:style-name="P8">As cores permitidas para o desenvolvimento da interface são:</text:p>
          <text:list>
            <text:list-item>
              <text:p text:style-name="P8"><text:span text:style-name="Strong_20_Emphasis">#FF0000</text:span> para ícones de likes e deslikes quando ativos.</text:p>
            </text:list-item>
            <text:list-item>
              <text:p text:style-name="P8"><text:span text:style-name="Strong_20_Emphasis">#FFFFFF</text:span> para ícones de likes e deslikes inativos.</text:p>
            </text:list-item>
            <text:list-item>
              <text:p text:style-name="P7"><text:span text:style-name="Strong_20_Emphasis">#D97014</text:span> para botões de comentário e atualização.</text:p>
            </text:list-item>
          </text:list>
        </text:list-item>
      </text:list>
      <text:p text:style-name="Text_20_body">Boa sorte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5:53:14.016438791</meta:creation-date>
    <dc:date>2024-10-17T16:26:48.609135813</dc:date>
    <meta:editing-duration>PT13M9S</meta:editing-duration>
    <meta:editing-cycles>1</meta:editing-cycles>
    <meta:document-statistic meta:table-count="0" meta:image-count="0" meta:object-count="0" meta:page-count="3" meta:paragraph-count="76" meta:word-count="808" meta:character-count="4536" meta:non-whitespace-character-count="3873"/>
    <meta:generator>LibreOffice/7.3.7.2$Linux_X86_64 LibreOffice_project/30$Build-2</meta:generator>
  </office:meta>
</office:document-meta>
</file>